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Table_20_Contents">
      <style:text-properties style:font-name="Proxima Nova" fo:font-size="8pt" style:font-size-asian="8pt" style:font-size-complex="8pt"/>
    </style:style>
    <style:style style:name="P7" style:family="paragraph" style:parent-style-name="Table_20_Contents">
      <style:text-properties style:font-name="Proxima Nova" fo:font-size="18pt" style:font-size-asian="18pt" style:font-size-complex="18pt"/>
    </style:style>
    <style:style style:name="P8" style:family="paragraph" style:parent-style-name="Table_20_Contents">
      <style:text-properties style:font-name="Proxima Nova" fo:font-size="6pt" style:font-size-asian="6pt" style:font-size-complex="6pt"/>
    </style:style>
    <style:style style:name="P9" style:family="paragraph" style:parent-style-name="Table_20_Contents">
      <style:text-properties officeooo:paragraph-rsid="001b5137"/>
    </style:style>
    <style:style style:name="P10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11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13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14" style:family="paragraph" style:parent-style-name="Standard">
      <style:text-properties style:font-name="Proxima Nova" officeooo:paragraph-rsid="001729e8"/>
    </style:style>
    <style:style style:name="P15" style:family="paragraph" style:parent-style-name="Table_20_Contents">
      <style:text-properties style:font-name="Proxima Nova" fo:font-size="18pt" style:font-size-asian="18pt" style:font-size-complex="18pt"/>
    </style:style>
    <style:style style:name="P16" style:family="paragraph" style:parent-style-name="Table_20_Contents">
      <style:text-properties style:font-name="Proxima Nova" fo:font-size="8pt" style:font-size-asian="8pt" style:font-size-complex="8pt"/>
    </style:style>
    <style:style style:name="P17" style:family="paragraph" style:parent-style-name="Table_20_Contents">
      <style:text-properties style:font-name="Proxima Nova" fo:font-size="6pt" style:font-size-asian="6pt" style:font-size-complex="6pt"/>
    </style:style>
    <style:style style:name="P18" style:family="paragraph" style:parent-style-name="Table_20_Contents">
      <style:text-properties officeooo:paragraph-rsid="001b5137"/>
    </style:style>
    <style:style style:name="T1" style:family="text">
      <style:text-properties officeooo:rsid="0044254e"/>
    </style:style>
    <style:style style:name="T2" style:family="text">
      <style:text-properties style:font-name="Proxima Nova" fo:font-size="8pt" officeooo:rsid="0044254e" style:font-size-asian="8pt" style:font-size-complex="8pt"/>
    </style:style>
    <style:style style:name="T3" style:family="text">
      <style:text-properties style:font-name="Proxima Nova" fo:font-size="8pt" officeooo:rsid="001b5137" style:font-size-asian="8pt" style:font-size-complex="8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7"/>
                </table:table-cell>
                <table:table-cell table:style-name="Tabelle1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9"><text:span text:style-name="T3">A</text:span><text:span text:style-name="T2">usbildungsj</text:span><text:span text:style-name="T3">ahr </text:span><text:span text:style-name="T3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8"><text:date style:data-style-name="N39" text:date-value="2020-03-06T14:12:59.178606835">6. Mrz 20</text:date></text:p>
                </table:table-cell>
                <table:table-cell table:style-name="Tabelle1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Bereich1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7"/>
                </table:table-cell>
                <table:table-cell table:style-name="Tabelle2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text:span text:style-name="T1">Ausbildungsj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9"><text:span text:style-name="T3">A</text:span><text:span text:style-name="T2">usbildungsj</text:span><text:span text:style-name="T3">ahr </text:span><text:span text:style-name="T3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8"><text:date style:data-style-name="N39" text:date-value="2020-03-06T14:12:59.184436239">6. Mrz 20</text:date></text:p>
                </table:table-cell>
                <table:table-cell table:style-name="Tabelle2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Bereich2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7"/>
                </table:table-cell>
                <table:table-cell table:style-name="Tabelle3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text:span text:style-name="T1">Ausbildungsj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9"><text:span text:style-name="T3">A</text:span><text:span text:style-name="T2">usbildungsj</text:span><text:span text:style-name="T3">ahr </text:span><text:span text:style-name="T3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8"><text:date style:data-style-name="N39" text:date-value="2020-03-06T14:12:59.190129856">6. Mrz 20</text:date></text:p>
                </table:table-cell>
                <table:table-cell table:style-name="Tabelle3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Bereich3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7"/>
                </table:table-cell>
                <table:table-cell table:style-name="Tabelle4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text:span text:style-name="T1">Ausbildungsj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9"><text:span text:style-name="T3">A</text:span><text:span text:style-name="T2">usbildungsj</text:span><text:span text:style-name="T3">ahr </text:span><text:span text:style-name="T3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8"><text:date style:data-style-name="N39" text:date-value="2020-03-06T14:12:59.194639110">6. Mrz 20</text:date></text:p>
                </table:table-cell>
                <table:table-cell table:style-name="Tabelle4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7T13:01:51.223464160</meta:creation-date>
    <dc:date>2020-03-06T14:10:38.592455600</dc:date>
    <meta:editing-duration>PT1H59M40S</meta:editing-duration>
    <meta:editing-cycles>30</meta:editing-cycles>
    <meta:generator>LibreOffice/6.3.4.2.0$Linux_X86_64 LibreOffice_project/30$Build-2</meta:generator>
    <dc:creator>Jürgen Geinitz</dc:creator>
    <meta:document-statistic meta:table-count="4" meta:image-count="0" meta:object-count="0" meta:page-count="1" meta:paragraph-count="28" meta:word-count="44" meta:character-count="308" meta:non-whitespace-character-count="284"/>
  </office:meta>
</office:document-meta>
</file>